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18A66C146E2B1254FB1.png" manifest:media-type="image/png"/>
  <manifest:file-entry manifest:full-path="Pictures/100000010000072F000001E68000F0AADE33F747.png" manifest:media-type="image/png"/>
  <manifest:file-entry manifest:full-path="Pictures/100000010000073B000001D5091FB3713AC525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67" officeooo:paragraph-rsid="00151267"/>
    </style:style>
    <style:style style:name="P2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paragraph-rsid="00167c94" style:font-size-asian="19.25pt" style:font-weight-asian="bold" style:font-size-complex="22pt" style:font-weight-complex="bold"/>
    </style:style>
    <style:style style:name="P4" style:family="paragraph" style:parent-style-name="Standard">
      <style:text-properties officeooo:rsid="00167c94" officeooo:paragraph-rsid="00167c94"/>
    </style:style>
    <style:style style:name="P5" style:family="paragraph" style:parent-style-name="Standard">
      <style:text-properties fo:font-size="16pt" fo:font-weight="bold" officeooo:rsid="00167c94" officeooo:paragraph-rsid="00167c94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51267" officeooo:paragraph-rsid="00182b02"/>
    </style:style>
    <style:style style:name="P7" style:family="paragraph" style:parent-style-name="Standard">
      <style:text-properties officeooo:rsid="00151267" officeooo:paragraph-rsid="00151267"/>
    </style:style>
    <style:style style:name="T1" style:family="text">
      <style:text-properties officeooo:rsid="00167c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SQL Assignment no 13</text:span></text:p>
      <text:p text:style-name="P3"><text:tab/><text:tab/><text:tab/><text:tab/><text:span text:style-name="T1">using the UNION clause</text:span></text:p>
      <text:p text:style-name="P3"><text:tab/></text:p>
      <text:p text:style-name="P5">1)</text:p>
      <text:p text:style-name="P1"><text:s text:c="171"/></text:p>
      <text:p text:style-name="P1"/>
      <text:p text:style-name="P1"><draw:frame draw:style-name="fr1" draw:name="Image1" text:anchor-type="char" svg:width="17cm" svg:height="4.307cm" draw:z-index="0"><draw:image xlink:href="Pictures/100000010000073B000001D5091FB3713AC525E0.png" xlink:type="simple" xlink:show="embed" xlink:actuate="onLoad" draw:mime-type="image/png"/></draw:frame><text:s text:c="24"/><draw:frame draw:style-name="fr2" draw:name="Image3" text:anchor-type="char" svg:x="-0.161cm" svg:y="7.292cm" svg:width="17cm" svg:height="4.493cm" draw:z-index="2"><draw:image xlink:href="Pictures/100000010000072F000001E68000F0AADE33F747.png" xlink:type="simple" xlink:show="embed" xlink:actuate="onLoad" draw:mime-type="image/png"/></draw:frame><text:s text:c="142"/></text:p>
      <text:p text:style-name="P1"/>
      <text:p text:style-name="P1"/>
      <text:p text:style-name="P1"/>
      <text:p text:style-name="P5">2)</text:p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2" text:anchor-type="char" svg:x="-0.162cm" svg:y="1.014cm" svg:width="17cm" svg:height="3.618cm" draw:z-index="1"><draw:image xlink:href="Pictures/100000010000073B0000018A66C146E2B1254FB1.png" xlink:type="simple" xlink:show="embed" xlink:actuate="onLoad" draw:mime-type="image/png"/></draw:frame>3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50:08.421081856</meta:creation-date>
    <dc:date>2023-09-19T00:21:37.620057413</dc:date>
    <meta:editing-duration>PT1H52M4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8" meta:word-count="11" meta:character-count="394" meta:non-whitespace-character-count="42"/>
  </office:meta>
</office:document-meta>
</file>